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style:font-name="Arial" fo:font-size="14pt" style:font-size-asian="14pt" style:font-size-complex="14pt"/>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office:automatic-styles>
  <office:body>
    <office:text text:use-soft-page-breaks="true">
      <text:p text:style-name="P1">Marnac</text:p>
      <text:p text:style-name="P2"/>
      <text:p text:style-name="P3"/>
      <text:p text:style-name="P4">Backstory :</text:p>
      <text:p text:style-name="P5"/>
      <text:p text:style-name="P6">Marnac does not remember much from is past. Is first memory, was waking up in a dark basement full of vials, strange tools and other types of scientific equipments. Is hands were covered in bloods and on one of is toes was a name-tag. Written on it, was Marnac. The only other thing in the room was a barely recognizable corpse. He eventually made is way out of the basement and found himself in an old cabin located somewhere in a deep forest he did not recognized. Marnac wandered in the forest for days, until he heard an older woman voice calling out to him. Following the voice, he found himself before an old abandoned temple of Mother Vulture. Inside he found the remains of an old priest. On him was a silver pendant with the religious symbol of Mother Vulture inscribe on it and an old book containing the tenants of the faith. Seeing at has sign, he decided to devote himself to her cause. He is now one of her last cleric. He now wanders around trying to fulfill her will.</text:p>
      <text:p text:style-name="P7"/>
      <text:p text:style-name="P8"/>
      <text:p text:style-name="P9">Personality traits :</text:p>
      <text:p text:style-name="P10"/>
      <text:p text:style-name="P11">Marnac is a devote follower of is goddess Mother Vulture, to whom he affectionately refers to has Mother. He is generally kind and compassionate, except for those that defy the circle of life and death, such has willing undead like lichs or necromancer.</text:p>
      <text:p text:style-name="P12"/>
      <text:p text:style-name="P13"/>
      <text:p text:style-name="P14"/>
      <text:p text:style-name="P15">Physical Description :</text:p>
      <text:p text:style-name="P16"/>
      <text:p text:style-name="P17">At first glance Marnac looks like any human, but when you look closer you can see some weird anomalies. Is skin is very pale like that of a corpse. Is short hairs are half white half black and is eyes of the same colours opposing each other. Is body is covered in stitches.</text:p>
      <text:p text:style-name="P18">Scruffy, messy hair, down. Slim face.</text:p>
      <text:p text:style-name="P19"/>
      <text:p text:style-name="P20"/>
      <text:p text:style-name="P21">Personal quest proposition :</text:p>
      <text:p text:style-name="P22"/>
      <text:p text:style-name="P23">Learn more about is origins and the purpose of is creation.</text:p>
      <text:p text:style-name="P24"/>
      <text:p text:style-name="P25">Accomplish the unknown mission of is goddess.</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ndre Battrick</dc:creator>
    <meta:creation-date>2024-12-19T12:40:00Z</meta:creation-date>
    <dc:date>2025-04-27T00:04:00Z</dc:date>
    <meta:template xlink:href="Normal" xlink:type="simple"/>
    <meta:editing-cycles>45</meta:editing-cycles>
    <meta:editing-duration>PT19860S</meta:editing-duration>
    <meta:document-statistic meta:page-count="1" meta:paragraph-count="3" meta:word-count="263" meta:character-count="1761" meta:row-count="12" meta:non-whitespace-character-count="1501"/>
  </office:meta>
</office:document-meta>
</file>